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04e750" officeooo:paragraph-rsid="000ff234" style:font-weight-asian="bold" style:font-weight-complex="bold"/>
    </style:style>
    <style:style style:name="P2" style:family="paragraph" style:parent-style-name="Standard">
      <style:text-properties officeooo:rsid="0004e750" officeooo:paragraph-rsid="0004e750"/>
    </style:style>
    <style:style style:name="P3" style:family="paragraph" style:parent-style-name="Standard">
      <style:text-properties style:text-underline-style="solid" style:text-underline-width="auto" style:text-underline-color="font-color" officeooo:rsid="0004e750" officeooo:paragraph-rsid="000e8a7c"/>
    </style:style>
    <style:style style:name="P4" style:family="paragraph" style:parent-style-name="Standard">
      <style:text-properties style:text-underline-style="solid" style:text-underline-width="auto" style:text-underline-color="font-color" officeooo:rsid="000e34bb" officeooo:paragraph-rsid="000ff234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officeooo:rsid="0004e750" officeooo:paragraph-rsid="0004e750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04e750" officeooo:paragraph-rsid="0004e750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04e750" officeooo:paragraph-rsid="000e8a7c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0c5123" officeooo:paragraph-rsid="0004e750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04e750" officeooo:paragraph-rsid="000e8a7c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paragraph-rsid="000ff234"/>
    </style:style>
    <style:style style:name="P12" style:family="paragraph" style:parent-style-name="Standard" style:list-style-name="L1">
      <style:text-properties officeooo:rsid="0004e750" officeooo:paragraph-rsid="0004e750"/>
    </style:style>
    <style:style style:name="P13" style:family="paragraph" style:parent-style-name="Standard" style:list-style-name="L6">
      <style:text-properties officeooo:rsid="0004e750" officeooo:paragraph-rsid="0004e750"/>
    </style:style>
    <style:style style:name="P14" style:family="paragraph" style:parent-style-name="Standard" style:list-style-name="L2">
      <style:text-properties style:text-underline-style="none" officeooo:rsid="000ff234" officeooo:paragraph-rsid="000ff234"/>
    </style:style>
    <style:style style:name="P15" style:family="paragraph" style:parent-style-name="Standard" style:list-style-name="L2">
      <style:text-properties style:text-underline-style="none" officeooo:rsid="0010ef7c" officeooo:paragraph-rsid="0010ef7c"/>
    </style:style>
    <style:style style:name="P16" style:family="paragraph" style:parent-style-name="Standard" style:list-style-name="L4">
      <style:text-properties style:text-underline-style="none" officeooo:rsid="000e8a7c" officeooo:paragraph-rsid="000e8a7c"/>
    </style:style>
    <style:style style:name="P17" style:family="paragraph" style:parent-style-name="Standard" style:list-style-name="L5">
      <style:text-properties style:text-underline-style="none" officeooo:rsid="00157b3e" officeooo:paragraph-rsid="00157b3e"/>
    </style:style>
    <style:style style:name="P18" style:family="paragraph" style:parent-style-name="Standard" style:list-style-name="L7">
      <style:text-properties style:text-underline-style="none" officeooo:rsid="00157b3e" officeooo:paragraph-rsid="00157b3e"/>
    </style:style>
    <style:style style:name="P19" style:family="paragraph" style:parent-style-name="Standard" style:list-style-name="L7">
      <style:text-properties style:text-underline-style="none" officeooo:rsid="00143fdf" officeooo:paragraph-rsid="00143fdf"/>
    </style:style>
    <style:style style:name="P20" style:family="paragraph" style:parent-style-name="Standard" style:list-style-name="L7">
      <style:text-properties style:text-underline-style="none" officeooo:rsid="00143fdf" officeooo:paragraph-rsid="00152ad6"/>
    </style:style>
    <style:style style:name="P21" style:family="paragraph" style:parent-style-name="Standard" style:list-style-name="L7">
      <style:text-properties style:text-underline-style="none" officeooo:rsid="00152ad6" officeooo:paragraph-rsid="00152ad6"/>
    </style:style>
    <style:style style:name="P22" style:family="paragraph" style:parent-style-name="Standard" style:list-style-name="L3">
      <style:text-properties officeooo:rsid="000e8a7c" officeooo:paragraph-rsid="000e8a7c"/>
    </style:style>
    <style:style style:name="P23" style:family="paragraph" style:parent-style-name="Standard">
      <style:text-properties officeooo:rsid="000e8a7c" officeooo:paragraph-rsid="000e8a7c"/>
    </style:style>
    <style:style style:name="P24" style:family="paragraph" style:parent-style-name="Standard" style:list-style-name="L7">
      <style:text-properties style:text-underline-style="solid" style:text-underline-width="auto" style:text-underline-color="font-color" officeooo:rsid="000e34bb" officeooo:paragraph-rsid="000ff234"/>
    </style:style>
    <style:style style:name="P25" style:family="paragraph" style:parent-style-name="Standard" style:list-style-name="L7">
      <style:text-properties style:text-underline-style="solid" style:text-underline-width="auto" style:text-underline-color="font-color" officeooo:rsid="000e34bb" officeooo:paragraph-rsid="00143fdf"/>
    </style:style>
    <style:style style:name="P26" style:family="paragraph" style:parent-style-name="Standard" style:list-style-name="L7">
      <style:text-properties style:text-underline-style="solid" style:text-underline-width="auto" style:text-underline-color="font-color" officeooo:rsid="000e34bb" officeooo:paragraph-rsid="0012ac76"/>
    </style:style>
    <style:style style:name="P27" style:family="paragraph" style:parent-style-name="Standard" style:list-style-name="L6">
      <style:text-properties officeooo:paragraph-rsid="0004e750"/>
    </style:style>
    <style:style style:name="P28" style:family="paragraph" style:parent-style-name="Standard" style:list-style-name="L6">
      <style:text-properties officeooo:paragraph-rsid="0006d8c7"/>
    </style:style>
    <style:style style:name="P29" style:family="paragraph" style:parent-style-name="Standard" style:list-style-name="L6">
      <style:text-properties officeooo:paragraph-rsid="00072f89"/>
    </style:style>
    <style:style style:name="P30" style:family="paragraph" style:parent-style-name="Standard" style:list-style-name="L6">
      <style:text-properties officeooo:paragraph-rsid="0007b1d3"/>
    </style:style>
    <style:style style:name="P31" style:family="paragraph" style:parent-style-name="Standard" style:list-style-name="L6">
      <style:text-properties officeooo:paragraph-rsid="000be012"/>
    </style:style>
    <style:style style:name="P32" style:family="paragraph" style:parent-style-name="Standard" style:list-style-name="L6">
      <style:text-properties officeooo:rsid="0007b1d3" officeooo:paragraph-rsid="0007b1d3"/>
    </style:style>
    <style:style style:name="P33" style:family="paragraph" style:parent-style-name="Standard" style:list-style-name="L6">
      <style:text-properties officeooo:rsid="000e34bb" officeooo:paragraph-rsid="000e34bb"/>
    </style:style>
    <style:style style:name="P34" style:family="paragraph" style:parent-style-name="Standard">
      <style:text-properties officeooo:rsid="000ff234" officeooo:paragraph-rsid="000ff234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text-underline-style="none" officeooo:rsid="000e8a7c" officeooo:paragraph-rsid="000e8a7c"/>
    </style:style>
    <style:style style:name="T1" style:family="text">
      <style:text-properties officeooo:rsid="000ff23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4e750"/>
    </style:style>
    <style:style style:name="T4" style:family="text">
      <style:text-properties officeooo:rsid="0006d8c7"/>
    </style:style>
    <style:style style:name="T5" style:family="text">
      <style:text-properties officeooo:rsid="00072f89"/>
    </style:style>
    <style:style style:name="T6" style:family="text">
      <style:text-properties officeooo:rsid="0007b1d3"/>
    </style:style>
    <style:style style:name="T7" style:family="text">
      <style:text-properties officeooo:rsid="000be012"/>
    </style:style>
    <style:style style:name="T8" style:family="text">
      <style:text-properties officeooo:rsid="000c5123"/>
    </style:style>
    <style:style style:name="T9" style:family="text">
      <style:text-properties officeooo:rsid="000e34bb"/>
    </style:style>
    <style:style style:name="T10" style:family="text">
      <style:text-properties officeooo:rsid="000e8a7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e8a7c"/>
    </style:style>
    <style:style style:name="T13" style:family="text">
      <style:text-properties style:text-underline-style="solid" style:text-underline-width="auto" style:text-underline-color="font-color" officeooo:rsid="000ff234"/>
    </style:style>
    <style:style style:name="T14" style:family="text">
      <style:text-properties style:text-underline-style="none" officeooo:rsid="000e8a7c"/>
    </style:style>
    <style:style style:name="T15" style:family="text">
      <style:text-properties style:text-underline-style="none" officeooo:rsid="000ff234"/>
    </style:style>
    <style:style style:name="T16" style:family="text">
      <style:text-properties style:text-underline-style="none" officeooo:rsid="0012ac76"/>
    </style:style>
    <style:style style:name="T17" style:family="text">
      <style:text-properties style:text-underline-style="none" officeooo:rsid="00143fdf"/>
    </style:style>
    <style:style style:name="T18" style:family="text">
      <style:text-properties style:text-underline-style="none" officeooo:rsid="00152ad6"/>
    </style:style>
    <style:style style:name="T19" style:family="text">
      <style:text-properties officeooo:rsid="001828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Description</text:span>:</text:p>
      <text:p text:style-name="P6">Farming-based idle game. Start out with a lone farmer growing potatoes. Expand your farm by buying more land. Hire more workers and grow a variety of crops. Push your farm beyond the realm of reason, outgrowing your home state in the process. How large will you be able to grow your farming empire?</text:p>
      <text:p text:style-name="P6"/>
      <text:p text:style-name="P7"><text:span text:style-name="T11">Design Goals</text:span>:</text:p>
      <text:list xml:id="list1511622162719653819" text:style-name="L1">
        <text:list-item>
          <text:p text:style-name="P12">Fully idle gameplay from the onset. No penalty for leaving the game unattended for a long time.</text:p>
        </text:list-item>
        <text:list-item>
          <text:p text:style-name="P12">Large number and variety of resources and upgrades.</text:p>
        </text:list-item>
        <text:list-item>
          <text:p text:style-name="P12">Push gameplay to beyond the realms of typical expectations.</text:p>
        </text:list-item>
      </text:list>
      <text:p text:style-name="P7"/>
      <text:p text:style-name="P11"><text:span text:style-name="T13">Interface</text:span><text:span text:style-name="T15">:</text:span></text:p>
      <text:list xml:id="list7730611885485543972" text:style-name="L2">
        <text:list-item>
          <text:p text:style-name="P14">Left Bar</text:p>
          <text:list>
            <text:list-item>
              <text:p text:style-name="P15">Notifications</text:p>
            </text:list-item>
            <text:list-item>
              <text:p text:style-name="P15">Currency</text:p>
            </text:list-item>
            <text:list-item>
              <text:p text:style-name="P15">Inventory</text:p>
            </text:list-item>
          </text:list>
        </text:list-item>
        <text:list-item>
          <text:p text:style-name="P15">Main</text:p>
          <text:list>
            <text:list-item>
              <text:p text:style-name="P15">Store</text:p>
            </text:list-item>
            <text:list-item>
              <text:p text:style-name="P15">Actions</text:p>
            </text:list-item>
            <text:list-item>
              <text:p text:style-name="P15">Research</text:p>
            </text:list-item>
          </text:list>
        </text:list-item>
        <text:list-item>
          <text:p text:style-name="P15">Right Bar</text:p>
          <text:list>
            <text:list-item>
              <text:p text:style-name="P15">Farming</text:p>
            </text:list-item>
            <text:list-item>
              <text:p text:style-name="P15">Progress Bars</text:p>
            </text:list-item>
          </text:list>
        </text:list-item>
      </text:list>
      <text:p text:style-name="P7"/>
      <text:p text:style-name="P8"><text:span text:style-name="T12">Start</text:span><text:span text:style-name="T10">:</text:span></text:p>
      <text:list xml:id="list1190156402834139486" text:style-name="L3">
        <text:list-item>
          <text:p text:style-name="P22">10 acres</text:p>
        </text:list-item>
        <text:list-item>
          <text:p text:style-name="P22">Potatoes</text:p>
        </text:list-item>
        <text:list-item>
          <text:p text:style-name="P22">1 <text:span text:style-name="T19">farmer</text:span></text:p>
        </text:list-item>
        <text:list-item>
          <text:p text:style-name="P22">1 <text:span text:style-name="T19">driver</text:span></text:p>
        </text:list-item>
        <text:list-item>
          <text:p text:style-name="P22">$50</text:p>
        </text:list-item>
      </text:list>
      <text:p text:style-name="P23"/>
      <text:p text:style-name="P3"><text:span text:style-name="T10">Workers</text:span><text:span text:style-name="T14">:</text:span></text:p>
      <text:list xml:id="list6555356189240700014" text:style-name="L4">
        <text:list-item>
          <text:p text:style-name="P16">Tiller – prepares newly acquired tiles as usuable land</text:p>
        </text:list-item>
        <text:list-item>
          <text:p text:style-name="P16">Farmer – grows crops</text:p>
        </text:list-item>
        <text:list-item>
          <text:p text:style-name="P16">Driver – brings crops from farm (to factory) to market for sales</text:p>
        </text:list-item>
        <text:list-item>
          <text:p text:style-name="P16">Security – defenders of the farm</text:p>
        </text:list-item>
        <text:list-item>
          <text:p text:style-name="P16">Workers – work in the factories</text:p>
        </text:list-item>
        <text:list-item>
          <text:p text:style-name="P16">Researcher – discovery upgrades</text:p>
        </text:list-item>
        <text:list-item>
          <text:p text:style-name="P16">Scientist – expand space capabilities</text:p>
        </text:list-item>
      </text:list>
      <text:p text:style-name="P7"/>
      <text:p text:style-name="P10"><text:span text:style-name="T10">Crops</text:span><text:span text:style-name="T14">:</text:span></text:p>
      <text:list xml:id="list4797825504356994545" text:style-name="L5">
        <text:list-item>
          <text:p text:style-name="P17">Potato</text:p>
          <text:list>
            <text:list-item>
              <text:p text:style-name="P17">Cost $0.50</text:p>
            </text:list-item>
            <text:list-item>
              <text:p text:style-name="P17"><text:soft-page-break/>Sell $5</text:p>
            </text:list-item>
            <text:list-item>
              <text:p text:style-name="P17">5s</text:p>
            </text:list-item>
          </text:list>
        </text:list-item>
        <text:list-item>
          <text:p text:style-name="P17">Onion</text:p>
          <text:list>
            <text:list-item>
              <text:p text:style-name="P17">Cost $1.50</text:p>
            </text:list-item>
            <text:list-item>
              <text:p text:style-name="P17">Sell $16</text:p>
            </text:list-item>
            <text:list-item>
              <text:p text:style-name="P17">15s</text:p>
            </text:list-item>
          </text:list>
        </text:list-item>
        <text:list-item>
          <text:p text:style-name="P17">Cabbage</text:p>
          <text:list>
            <text:list-item>
              <text:p text:style-name="P17">Cost $6</text:p>
            </text:list-item>
            <text:list-item>
              <text:p text:style-name="P17">Sell $70</text:p>
            </text:list-item>
            <text:list-item>
              <text:p text:style-name="P17">60s</text:p>
            </text:list-item>
          </text:list>
        </text:list-item>
        <text:list-item>
          <text:p text:style-name="P17">Tomato</text:p>
          <text:list>
            <text:list-item>
              <text:p text:style-name="P17">Cost $18</text:p>
            </text:list-item>
            <text:list-item>
              <text:p text:style-name="P17">Sell $220</text:p>
            </text:list-item>
            <text:list-item>
              <text:p text:style-name="P17">3m</text:p>
            </text:list-item>
          </text:list>
        </text:list-item>
        <text:list-item>
          <text:p text:style-name="P17">Corn</text:p>
          <text:list>
            <text:list-item>
              <text:p text:style-name="P17">Cost $72</text:p>
            </text:list-item>
            <text:list-item>
              <text:p text:style-name="P17">Sell $900</text:p>
            </text:list-item>
            <text:list-item>
              <text:p text:style-name="P17">12m</text:p>
            </text:list-item>
          </text:list>
        </text:list-item>
        <text:list-item>
          <text:p text:style-name="P17">Berry</text:p>
          <text:list>
            <text:list-item>
              <text:p text:style-name="P17">Cost $216</text:p>
            </text:list-item>
            <text:list-item>
              <text:p text:style-name="P17">Sell $2,800</text:p>
            </text:list-item>
            <text:list-item>
              <text:p text:style-name="P17">36m</text:p>
            </text:list-item>
          </text:list>
        </text:list-item>
        <text:list-item>
          <text:p text:style-name="P17">Melon</text:p>
          <text:list>
            <text:list-item>
              <text:p text:style-name="P17">Cost $864</text:p>
            </text:list-item>
            <text:list-item>
              <text:p text:style-name="P17">Sell $8,800</text:p>
            </text:list-item>
            <text:list-item>
              <text:p text:style-name="P17">144m</text:p>
            </text:list-item>
          </text:list>
        </text:list-item>
      </text:list>
      <text:p text:style-name="P35"/>
      <text:p text:style-name="P10"><text:span text:style-name="T10">Equipment</text:span><text:span text:style-name="T14">:</text:span></text:p>
      <text:p text:style-name="P7"/>
      <text:p text:style-name="P7"><text:span text:style-name="T11">Land</text:span>: </text:p>
      <text:p text:style-name="P9"><text:tab/>Tiers represent maximum amount of land. Upgrades are required to advance to the next tier.</text:p>
      <text:list xml:id="list9138473852134389033" text:style-name="L6">
        <text:list-item>
          <text:p text:style-name="P13">Small Farm – 50 acres</text:p>
        </text:list-item>
        <text:list-item>
          <text:p text:style-name="P27"><text:span text:style-name="T4">Large</text:span><text:span text:style-name="T3"> Farm – </text:span><text:span text:style-name="T5">30</text:span><text:span text:style-name="T3">0 acres</text:span></text:p>
        </text:list-item>
        <text:list-item>
          <text:p text:style-name="P28"><text:span text:style-name="T4">Very Large Farm – </text:span><text:span text:style-name="T5">1,5</text:span><text:span text:style-name="T4">00 acres</text:span></text:p>
        </text:list-item>
        <text:list-item>
          <text:p text:style-name="P28"><text:span text:style-name="T4">Small Town – </text:span><text:span text:style-name="T5">7,5</text:span><text:span text:style-name="T4">00 acres</text:span></text:p>
        </text:list-item>
        <text:list-item>
          <text:p text:style-name="P28"><text:span text:style-name="T4">Large Town – </text:span><text:span text:style-name="T5">30</text:span><text:span text:style-name="T4">,000 acres</text:span></text:p>
        </text:list-item>
        <text:list-item>
          <text:p text:style-name="P28"><text:span text:style-name="T4">Very Large Town – </text:span><text:span text:style-name="T8">70</text:span><text:span text:style-name="T4">,000 acres</text:span></text:p>
        </text:list-item>
        <text:list-item>
          <text:p text:style-name="P28"><text:span text:style-name="T8">1</text:span><text:span text:style-name="T4"> County – </text:span><text:span text:style-name="T8">300</text:span><text:span text:style-name="T5">,</text:span><text:span text:style-name="T8">000</text:span><text:span text:style-name="T5"> </text:span><text:span text:style-name="T4">acres</text:span></text:p>
        </text:list-item>
        <text:list-item>
          <text:p text:style-name="P29"><text:span text:style-name="T5">5 Counties – </text:span><text:span text:style-name="T8">2.00</text:span><text:span text:style-name="T5"> M acres</text:span></text:p>
        </text:list-item>
        <text:list-item>
          <text:p text:style-name="P29"><text:span text:style-name="T5">25 Counties – 9.0</text:span><text:span text:style-name="T8">0</text:span><text:span text:style-name="T5"> M acres</text:span></text:p>
        </text:list-item>
        <text:list-item>
          <text:p text:style-name="P28"><text:span text:style-name="T8">1 State</text:span><text:span text:style-name="T4"> – 3</text:span><text:span text:style-name="T8">5.0</text:span><text:span text:style-name="T4"> M acres</text:span></text:p>
        </text:list-item>
        <text:list-item>
          <text:p text:style-name="P29"><text:span text:style-name="T5">4 States – 18</text:span><text:span text:style-name="T8">0</text:span><text:span text:style-name="T5"> M acres</text:span></text:p>
        </text:list-item>
        <text:list-item>
          <text:p text:style-name="P29"><text:soft-page-break/><text:span text:style-name="T5">15 States – 6</text:span><text:span text:style-name="T8">80</text:span><text:span text:style-name="T5"> M acres</text:span></text:p>
        </text:list-item>
        <text:list-item>
          <text:p text:style-name="P29"><text:span text:style-name="T5">United States – 2.2</text:span><text:span text:style-name="T9">0</text:span><text:span text:style-name="T5"> B acres</text:span></text:p>
        </text:list-item>
        <text:list-item>
          <text:p text:style-name="P29"><text:span text:style-name="T5">Earth – 3</text:span><text:span text:style-name="T9">7.0</text:span><text:span text:style-name="T5"> B acres</text:span></text:p>
        </text:list-item>
        <text:list-item>
          <text:p text:style-name="P32">Inner Solar System – 210 B acres</text:p>
        </text:list-item>
        <text:list-item>
          <text:p text:style-name="P30"><text:span text:style-name="T6">Solar System – 30 T acres </text:span><text:span text:style-name="T7">= 1 </text:span><text:span text:style-name="T8">systems</text:span></text:p>
        </text:list-item>
        <text:list-item>
          <text:p text:style-name="P31"><text:span text:style-name="T7">Solar Interstellar </text:span><text:span text:style-name="T8">Cloud –</text:span><text:span text:style-name="T9"> 100 systems</text:span></text:p>
        </text:list-item>
        <text:list-item>
          <text:p text:style-name="P31"><text:span text:style-name="T7">Local Bubble –</text:span><text:span text:style-name="T9"> 10,000 systems</text:span></text:p>
        </text:list-item>
        <text:list-item>
          <text:p text:style-name="P33">Orion Arm – 1 B systems</text:p>
        </text:list-item>
        <text:list-item>
          <text:p text:style-name="P31"><text:span text:style-name="T7">Milky Way – </text:span><text:span text:style-name="T9">1</text:span><text:span text:style-name="T7">00 B </text:span><text:span text:style-name="T9">systems = 1 galaxy</text:span></text:p>
        </text:list-item>
        <text:list-item>
          <text:p text:style-name="P33">Local Galactic Group – 50 galaxies</text:p>
        </text:list-item>
        <text:list-item>
          <text:p text:style-name="P33">Virgo Supercluster – 50,000 galaxies</text:p>
        </text:list-item>
        <text:list-item>
          <text:p text:style-name="P33">Local Superclusters – 500 M galaxies</text:p>
        </text:list-item>
        <text:list-item>
          <text:p text:style-name="P33">Observable Universe – 100 B galaxies</text:p>
        </text:list-item>
        <text:list-item>
          <text:p text:style-name="P33">Parallel Universes – Unlimited </text:p>
        </text:list-item>
      </text:list>
      <text:p text:style-name="P34"/>
      <text:p text:style-name="P4"><text:span text:style-name="T1">Morality</text:span><text:span text:style-name="T15">:</text:span></text:p>
      <text:list xml:id="list3152078055675757301" text:style-name="L7">
        <text:list-item>
          <text:p text:style-name="P24"><text:span text:style-name="T15">Good vs. Evil </text:span><text:span text:style-name="T16">Decisions</text:span></text:p>
          <text:list>
            <text:list-item>
              <text:p text:style-name="P19">Local farmers (2)</text:p>
            </text:list-item>
            <text:list-item>
              <text:p text:style-name="P19">Local authorities (3)</text:p>
            </text:list-item>
            <text:list-item>
              <text:p text:style-name="P19">Protected wetlands (4)</text:p>
            </text:list-item>
            <text:list-item>
              <text:p text:style-name="P19">Local government (5)</text:p>
            </text:list-item>
            <text:list-item>
              <text:p text:style-name="P25"><text:span text:style-name="T16">Organic </text:span><text:span text:style-name="T17">(6)</text:span></text:p>
            </text:list-item>
            <text:list-item>
              <text:p text:style-name="P26"><text:span text:style-name="T16">Invasive species </text:span><text:span text:style-name="T17">(7)</text:span></text:p>
            </text:list-item>
            <text:list-item>
              <text:p text:style-name="P26"><text:span text:style-name="T16">GMO </text:span><text:span text:style-name="T17">Foods (8)</text:span></text:p>
            </text:list-item>
            <text:list-item>
              <text:p text:style-name="P19">Chemical spill (9)</text:p>
            </text:list-item>
            <text:list-item>
              <text:p text:style-name="P19">National authorities (10)</text:p>
            </text:list-item>
            <text:list-item>
              <text:p text:style-name="P19">National government (11)</text:p>
            </text:list-item>
            <text:list-item>
              <text:p text:style-name="P19">Military (12)</text:p>
            </text:list-item>
            <text:list-item>
              <text:p text:style-name="P19">United Nations (13)</text:p>
            </text:list-item>
          </text:list>
        </text:list-item>
        <text:list-item>
          <text:p text:style-name="P21">Path unlocks at (14) based on morality score</text:p>
        </text:list-item>
        <text:list-item>
          <text:p text:style-name="P25"><text:span text:style-name="T17">Good Path (+</text:span><text:span text:style-name="T18">6</text:span><text:span text:style-name="T17">) –</text:span><text:span text:style-name="T18"> Nobel Peace Prize</text:span></text:p>
          <text:list>
            <text:list-item>
              <text:p text:style-name="P19">Feed homeless</text:p>
            </text:list-item>
            <text:list-item>
              <text:p text:style-name="P19">Promote healthy lifestyle</text:p>
            </text:list-item>
            <text:list-item>
              <text:p text:style-name="P21">Volunteer workers</text:p>
            </text:list-item>
            <text:list-item>
              <text:p text:style-name="P21">Clean factories</text:p>
            </text:list-item>
            <text:list-item>
              <text:p text:style-name="P20">Cure disease</text:p>
            </text:list-item>
          </text:list>
        </text:list-item>
        <text:list-item>
          <text:p text:style-name="P21">Neutral Path – Man of the Year</text:p>
          <text:list>
            <text:list-item>
              <text:p text:style-name="P21">Improved wages</text:p>
            </text:list-item>
            <text:list-item>
              <text:p text:style-name="P21">Education program</text:p>
            </text:list-item>
            <text:list-item>
              <text:p text:style-name="P21">Plant biology</text:p>
            </text:list-item>
            <text:list-item>
              <text:p text:style-name="P18">Improved GMOs</text:p>
            </text:list-item>
            <text:list-item>
              <text:p text:style-name="P21">Alternate fuel</text:p>
            </text:list-item>
          </text:list>
        </text:list-item>
        <text:list-item>
          <text:p text:style-name="P21"><text:soft-page-break/>Evil Path (-6) – Satan's Helper</text:p>
          <text:list>
            <text:list-item>
              <text:p text:style-name="P21">Extortion</text:p>
            </text:list-item>
            <text:list-item>
              <text:p text:style-name="P21">Forced veganism</text:p>
            </text:list-item>
            <text:list-item>
              <text:p text:style-name="P21">Slave workers</text:p>
            </text:list-item>
            <text:list-item>
              <text:p text:style-name="P21">Human fertilizer</text:p>
            </text:list-item>
            <text:list-item>
              <text:p text:style-name="P21">Harvest soul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weight="bold" officeooo:rsid="0004e750" officeooo:paragraph-rsid="000ff234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ff234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arming Empire<text:tab/><text:tab/><text:tab/><text:tab/><text:tab/><text:tab/><text:tab/><text:tab/><text:tab/><text:tab/><text:tab/></text:span><text:span text:style-name="MT2">Devion</text:span><text:span text:style-name="MT1"><text:tab/>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0.5.2$Windows_x86 LibreOffice_project/5464147a081647a250913f19c0715bca595af2f</meta:generator>
    <dc:date>2014-01-24T10:02:10.13</dc:date>
    <meta:document-statistic meta:table-count="0" meta:image-count="0" meta:object-count="0" meta:page-count="4" meta:paragraph-count="124" meta:word-count="545" meta:character-count="2752" meta:non-whitespace-character-count="2393"/>
    <meta:user-defined meta:name="Info 1"/>
    <meta:user-defined meta:name="Info 2"/>
    <meta:user-defined meta:name="Info 3"/>
    <meta:user-defined meta:name="Info 4"/>
  </office:meta>
</office:document-meta>
</file>